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Standard">
      <style:paragraph-properties fo:margin-top="0.3335in" fo:margin-bottom="0in" style:contextual-spacing="false"/>
      <style:text-properties officeooo:rsid="001f10c3" officeooo:paragraph-rsid="001f10c3"/>
    </style:style>
    <style:style style:name="P36"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7"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5"/>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text:soft-page-break/>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1"/>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7">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8">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8">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6" text:outline-level="2"><text:bookmark-start text:name="__RefHeading___Toc4350_3662947916"/>2.7.1 Conceptual Design and Core Infrastructure<text:bookmark-end text:name="__RefHeading___Toc4350_3662947916"/></text:h>
      <text:p text:style-name="P37">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8">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8">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6" text:outline-level="2"><text:bookmark-start text:name="__RefHeading___Toc4352_3662947916"/>2.7.2 Motivations: The Structural Failures of Current Mobility Systems<text:bookmark-end text:name="__RefHeading___Toc4352_3662947916"/></text:h>
      <text:p text:style-name="P37">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8">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8">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8">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6" text:outline-level="2"><text:bookmark-start text:name="__RefHeading___Toc4354_3662947916"/>2.7.3 Historical Patterns of Resistance to Structural Reform<text:bookmark-end text:name="__RefHeading___Toc4354_3662947916"/></text:h>
      <text:p text:style-name="P37">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8">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8">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8">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8">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8">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8">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7">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8">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8">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8">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8">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6" text:outline-level="2"><text:bookmark-start text:name="__RefHeading___Toc4358_3662947916"/>2.7.5 Preliminary Economic Assessment and Funding Pathways<text:bookmark-end text:name="__RefHeading___Toc4358_3662947916"/></text:h>
      <text:p text:style-name="P37">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8">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8">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8">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6" text:outline-level="2"><text:bookmark-start text:name="__RefHeading___Toc4360_3662947916"/>2.7.6 Explicit Counterarguments and Risk Mitigation<text:bookmark-end text:name="__RefHeading___Toc4360_3662947916"/></text:h>
      <text:p text:style-name="P37">The Mobility pillar faces objections from multiple directions, some technically sophisticated and deserving of serious engagement, others reflecting institutional interest more than principled concern.</text:p>
      <text:p text:style-name="P38">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8">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8">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8">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6" text:outline-level="2"><text:bookmark-start text:name="__RefHeading___Toc4362_3662947916"/>2.7.7 Empirical Evidence and Analogous Case Studies<text:bookmark-end text:name="__RefHeading___Toc4362_3662947916"/></text:h>
      <text:p text:style-name="P37">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8">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8">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8">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8">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6" text:outline-level="2"><text:bookmark-start text:name="__RefHeading___Toc4364_3662947916"/>2.7.8 Global and Legal Implementation Details<text:bookmark-end text:name="__RefHeading___Toc4364_3662947916"/></text:h>
      <text:p text:style-name="P37">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8">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8">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6" text:outline-level="2"><text:bookmark-start text:name="__RefHeading___Toc4366_3662947916"/>2.7.9 Sustainability and Long-Term Viability Assessments<text:bookmark-end text:name="__RefHeading___Toc4366_3662947916"/></text:h>
      <text:p text:style-name="P37">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8">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8">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6" text:outline-level="2"><text:bookmark-start text:name="__RefHeading___Toc4368_3662947916"/>2.7.10 Mobility's Interdependence with Other Pillars<text:bookmark-end text:name="__RefHeading___Toc4368_3662947916"/></text:h>
      <text:p text:style-name="P37">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8">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8">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8">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8">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7">The transition from current mobility and identification systems to the Mobility pillar's framework involves managing significant institutional disruption while maintaining practical continuity of movement and security functions.</text:p>
      <text:p text:style-name="P38">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8">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8">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8">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3:27:53.924000000</dc:date>
    <meta:editing-cycles>13</meta:editing-cycles>
    <meta:editing-duration>P5DT5H14M59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